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beaux cheva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6T16:10:32</meta:creation-date>
    <meta:document-statistic meta:table-count="0" meta:image-count="0" meta:object-count="0" meta:page-count="1" meta:paragraph-count="1" meta:word-count="3" meta:character-count="18"/>
    <dc:date>2009-07-06T16:13:30</dc:date>
    <meta:editing-duration>PT00H02M59S</meta:editing-duration>
    <meta:editing-cycles>1</meta:editing-cycles>
    <meta:generator>NeoOffice/3.0$Unix OpenOffice.org_project/Patch 5</meta:generator>
  </office:meta>
</office:document-meta>
</file>